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110b24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e4beba" officeooo:paragraph-rsid="0125211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1f725" officeooo:paragraph-rsid="00e36619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17f21" officeooo:paragraph-rsid="00f17f21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5d180" officeooo:paragraph-rsid="00e00d7a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099895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0f17f21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2af933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109ea1f" officeooo:paragraph-rsid="0109ea1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d8e59" officeooo:paragraph-rsid="00f17f21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ec357" officeooo:paragraph-rsid="011ec357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Arial1" fo:font-size="10pt" fo:font-weight="normal" officeooo:rsid="001eed6b" officeooo:paragraph-rsid="012720a4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weight="normal" officeooo:rsid="001eed6b" officeooo:paragraph-rsid="00fb6762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Arial1" fo:font-size="10pt" fo:font-style="normal" style:text-underline-style="none" fo:font-weight="normal" officeooo:rsid="00f35b5b" officeooo:paragraph-rsid="00dec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115b721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fo:font-weight="normal" officeooo:rsid="012720a4" officeooo:paragraph-rsid="012720a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9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31" style:family="paragraph" style:parent-style-name="Standard">
      <style:text-properties officeooo:paragraph-rsid="00087c3c"/>
    </style:style>
    <style:style style:name="P3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64cd0" fo:background-color="transparent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text-properties officeooo:paragraph-rsid="00dec163"/>
    </style:style>
    <style:style style:name="P34" style:family="paragraph" style:parent-style-name="Standard">
      <style:text-properties officeooo:paragraph-rsid="011088b1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41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42" style:family="paragraph" style:parent-style-name="Table_20_Contents">
      <style:text-properties style:font-name="Arial1" fo:font-size="10pt" officeooo:rsid="01099895" officeooo:paragraph-rsid="01099895" fo:background-color="transparent" style:font-size-asian="10pt" style:font-size-complex="10pt"/>
    </style:style>
    <style:style style:name="P43" style:family="paragraph" style:parent-style-name="Table_20_Contents">
      <style:text-properties style:font-name="Arial1" fo:font-size="10pt" officeooo:rsid="01100ffc" officeooo:paragraph-rsid="01100ffc" fo:background-color="transparent" style:font-size-asian="10pt" style:font-size-complex="10pt"/>
    </style:style>
    <style:style style:name="P44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5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e6c9b1" fo:background-color="transparent" loext:char-shading-value="0" style:font-weight-asian="normal" style:font-weight-complex="normal"/>
    </style:style>
    <style:style style:name="T3" style:family="text">
      <style:text-properties fo:font-weight="normal" officeooo:rsid="00d31bde" fo:background-color="transparent" loext:char-shading-value="0" style:font-weight-asian="normal" style:font-weight-complex="normal"/>
    </style:style>
    <style:style style:name="T4" style:family="text">
      <style:text-properties fo:font-weight="normal" officeooo:rsid="00d5d180" fo:background-color="transparent" loext:char-shading-value="0" style:font-weight-asian="normal" style:font-weight-complex="normal"/>
    </style:style>
    <style:style style:name="T5" style:family="text">
      <style:text-properties fo:font-weight="normal" officeooo:rsid="00d6ff55" fo:background-color="transparent" loext:char-shading-value="0" style:font-weight-asian="normal" style:font-weight-complex="normal"/>
    </style:style>
    <style:style style:name="T6" style:family="text">
      <style:text-properties fo:font-weight="normal" officeooo:rsid="00c09194" fo:background-color="transparent" loext:char-shading-value="0" style:font-weight-asian="normal" style:font-weight-complex="normal"/>
    </style:style>
    <style:style style:name="T7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8" style:family="text">
      <style:text-properties fo:font-weight="normal" officeooo:rsid="00e1f725" fo:background-color="transparent" loext:char-shading-value="0" style:font-weight-asian="normal" style:font-weight-complex="normal"/>
    </style:style>
    <style:style style:name="T9" style:family="text">
      <style:text-properties fo:font-weight="normal" officeooo:rsid="00e5b069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e7a29c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e836ad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f17f21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f64028" fo:background-color="transparent" loext:char-shading-value="0" style:font-weight-asian="normal" style:font-weight-complex="normal"/>
    </style:style>
    <style:style style:name="T14" style:family="text">
      <style:text-properties fo:font-weight="normal" officeooo:rsid="011088b1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f7e519" fo:background-color="transparent" loext:char-shading-value="0" style:font-weight-asian="normal" style:font-weight-complex="normal"/>
    </style:style>
    <style:style style:name="T16" style:family="text">
      <style:text-properties fo:font-weight="normal" officeooo:rsid="011a9259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1cef96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2512d3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25211e" fo:background-color="transparent" loext:char-shading-value="0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7ca86" style:font-weight-asian="normal" style:font-weight-complex="normal"/>
    </style:style>
    <style:style style:name="T22" style:family="text">
      <style:text-properties fo:font-weight="normal" officeooo:rsid="004715f6" style:font-weight-asian="normal" style:font-weight-complex="normal"/>
    </style:style>
    <style:style style:name="T23" style:family="text">
      <style:text-properties fo:font-weight="normal" officeooo:rsid="00d98cf8" style:font-weight-asian="normal" style:font-weight-complex="normal"/>
    </style:style>
    <style:style style:name="T24" style:family="text">
      <style:text-properties fo:font-weight="normal" officeooo:rsid="00dec163" style:font-weight-asian="normal" style:font-weight-complex="normal"/>
    </style:style>
    <style:style style:name="T25" style:family="text">
      <style:text-properties fo:font-weight="normal" officeooo:rsid="010f804c" style:font-weight-asian="normal" style:font-weight-complex="normal"/>
    </style:style>
    <style:style style:name="T26" style:family="text">
      <style:text-properties fo:font-weight="normal" officeooo:rsid="012cda9c" style:font-weight-asian="normal" style:font-weight-complex="normal"/>
    </style:style>
    <style:style style:name="T27" style:family="text">
      <style:text-properties fo:background-color="transparent" loext:char-shading-value="0"/>
    </style:style>
    <style:style style:name="T2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30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Arial1" fo:font-size="10pt" fo:font-weight="normal" officeooo:rsid="00f7e519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Arial1" fo:font-size="10pt" fo:font-weight="normal" officeooo:rsid="011088b1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style:font-name="Arial2"/>
    </style:style>
    <style:style style:name="T34" style:family="text">
      <style:text-properties style:font-name="Arial2" fo:font-size="10pt" officeooo:rsid="00baa73a" style:font-size-asian="10pt" style:font-size-complex="10pt"/>
    </style:style>
    <style:style style:name="T35" style:family="text">
      <style:text-properties style:font-name="Arial2" officeooo:rsid="00baa73a"/>
    </style:style>
    <style:style style:name="T36" style:family="text">
      <style:text-properties officeooo:rsid="0084e411"/>
    </style:style>
    <style:style style:name="T3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15dd5" style:font-size-asian="10pt" style:font-style-asian="normal" style:font-weight-asian="normal" style:font-size-complex="10pt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f7e519" style:font-size-asian="10pt" style:font-style-asian="normal" style:font-weight-asian="normal" style:font-size-complex="10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100ffc" style:font-size-asian="10pt" style:font-style-asian="normal" style:font-weight-asian="normal" style:font-size-complex="10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21b5ab" style:font-size-asian="10pt" style:font-style-asian="normal" style:font-weight-asian="normal" style:font-size-complex="10pt" style:font-weight-complex="normal" style:text-emphasize="none"/>
    </style:style>
    <style:style style:name="T42" style:family="text">
      <style:text-properties officeooo:rsid="000c6bcc"/>
    </style:style>
    <style:style style:name="T43" style:family="text">
      <style:text-properties officeooo:rsid="0007ca86"/>
    </style:style>
    <style:style style:name="T44" style:family="text">
      <style:text-properties officeooo:rsid="000d80b4"/>
    </style:style>
    <style:style style:name="T45" style:family="text">
      <style:text-properties style:font-name="Arial1" fo:font-size="10pt" officeooo:rsid="00087c3c" style:font-size-asian="10pt" style:font-size-complex="10pt"/>
    </style:style>
    <style:style style:name="T46" style:family="text">
      <style:text-properties style:font-name="Arial1" fo:font-size="10pt" officeooo:rsid="00baa73a" style:font-size-asian="10pt" style:font-size-complex="10pt"/>
    </style:style>
    <style:style style:name="T47" style:family="text">
      <style:text-properties style:font-name="Arial1" fo:font-size="10pt" officeooo:rsid="00d98cf8" style:font-size-asian="10pt" style:font-size-complex="10pt"/>
    </style:style>
    <style:style style:name="T48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9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50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51" style:family="text">
      <style:text-properties style:font-name="Arial1" fo:font-size="10pt" fo:font-weight="normal" officeooo:rsid="00f3873c" style:font-size-asian="10pt" style:font-weight-asian="normal" style:font-size-complex="10pt" style:font-weight-complex="normal"/>
    </style:style>
    <style:style style:name="T52" style:family="text">
      <style:text-properties style:font-name="Arial1" fo:font-size="10pt" fo:font-weight="normal" officeooo:rsid="01008015" style:font-size-asian="10pt" style:font-weight-asian="normal" style:font-size-complex="10pt" style:font-weight-complex="normal"/>
    </style:style>
    <style:style style:name="T53" style:family="text">
      <style:text-properties officeooo:rsid="009e054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baa73a"/>
    </style:style>
    <style:style style:name="T56" style:family="text">
      <style:text-properties officeooo:rsid="00f64028"/>
    </style:style>
    <style:style style:name="T57" style:family="text">
      <style:text-properties officeooo:rsid="00f7e519"/>
    </style:style>
    <style:style style:name="T58" style:family="text">
      <style:text-properties officeooo:rsid="0106e1e2"/>
    </style:style>
    <style:style style:name="T59" style:family="text">
      <style:text-properties officeooo:rsid="0107ec95"/>
    </style:style>
    <style:style style:name="T60" style:family="text">
      <style:text-properties officeooo:rsid="0109381d"/>
    </style:style>
    <style:style style:name="T61" style:family="text">
      <style:text-properties officeooo:rsid="01099895"/>
    </style:style>
    <style:style style:name="T62" style:family="text">
      <style:text-properties officeooo:rsid="010dcffa"/>
    </style:style>
    <style:style style:name="T63" style:family="text">
      <style:text-properties officeooo:rsid="0115b721"/>
    </style:style>
    <style:style style:name="T64" style:family="text">
      <style:text-properties officeooo:rsid="011926bb"/>
    </style:style>
    <style:style style:name="T65" style:family="text">
      <style:text-properties officeooo:rsid="011a9259"/>
    </style:style>
    <style:style style:name="T66" style:family="text">
      <style:text-properties officeooo:rsid="012720a4"/>
    </style:style>
    <style:style style:name="T67" style:family="text">
      <style:text-properties officeooo:rsid="012cda9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00144560" text:id="ct500144560">
          <text:insertion>
            <office:change-info>
              <dc:creator>Georges Consalès</dc:creator>
              <dc:date>2019-01-14T19:06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T P<text:span text:style-name="T53">acman</text:span></text:p>
      <text:p text:style-name="P23"/>
      <text:p text:style-name="P23"/>
      <text:p text:style-name="P23"><draw:frame draw:style-name="fr1" draw:name="Cadre7" text:anchor-type="paragraph" svg:x="0.034cm" svg:y="0.233cm" svg:width="17.082cm" draw:z-index="1"><draw:text-box fo:min-height="0.79cm"><text:p text:style-name="P24">FICHE DE SPÉCIFICATION DE L’US N° : <text:span text:style-name="T57">1370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35">Historique des modifications</text:p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8">version</text:p>
          </table:table-cell>
          <table:table-cell table:style-name="Tableau1.B2" office:value-type="string">
            <text:p text:style-name="P38">Date</text:p>
          </table:table-cell>
          <table:table-cell table:style-name="Tableau1.C2" office:value-type="string">
            <text:p text:style-name="P38">Auteur de la modification</text:p>
          </table:table-cell>
          <table:table-cell table:style-name="Tableau1.D2" office:value-type="string">
            <text:p text:style-name="P38">statut<text:note text:id="ftn1" text:note-class="footnote"><text:note-citation>1</text:note-citation><text:note-body><text:p text:style-name="P44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8">00</text:p>
          </table:table-cell>
          <table:table-cell table:style-name="Tableau1.B3" office:value-type="string">
            <text:p text:style-name="P39"><text:span text:style-name="T62">07</text:span>/0<text:span text:style-name="T62">3</text:span>/201<text:span text:style-name="T57">9</text:span></text:p>
          </table:table-cell>
          <table:table-cell table:style-name="Tableau1.C3" office:value-type="string">
            <text:p text:style-name="P39">GC</text:p>
          </table:table-cell>
          <table:table-cell table:style-name="Tableau1.D3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42"/>
          </table:table-cell>
          <table:table-cell table:style-name="Tableau1.B4" office:value-type="string">
            <text:p text:style-name="P10"/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</table:table-row>
      </table:table>
      <text:p text:style-name="P27"><draw:frame draw:style-name="fr1" draw:name="Cadre2" text:anchor-type="paragraph" svg:x="0.018cm" svg:y="0.37cm" svg:width="17.03cm" draw:z-index="0"><draw:text-box fo:min-height="0.79cm"><text:p text:style-name="P31"><text:span text:style-name="T45">FONCTIONNALIT</text:span><text:span text:style-name="T48">É : </text:span><text:span text:style-name="T52">Sélectionner</text:span><text:span text:style-name="T51"> </text:span><text:span text:style-name="T52">l</text:span><text:span text:style-name="T51">es modalités</text:span><text:span text:style-name="T37"> pour chacune des dimensions </text:span><text:span text:style-name="T38">afin d</text:span><text:span text:style-name="T40">e copier</text:span><text:span text:style-name="T38"> les données </text:span><text:span text:style-name="T39">correspondantes </text:span><text:span text:style-name="T40">dans </text:span><text:span text:style-name="T41">l’espace de synthèse</text:span></text:p><text:p text:style-name="P14"/></draw:text-box></draw:frame><draw:frame draw:style-name="fr1" draw:name="Cadre8" text:anchor-type="paragraph" svg:x="-0.019cm" svg:y="2.087cm" svg:width="17.014cm" draw:z-index="2"><draw:text-box fo:min-height="0.79cm"><text:p text:style-name="P28"><text:span text:style-name="T44">PROFIL</text:span> D'UTILISAT<text:span text:style-name="T44">EURS</text:span> CONCERN<text:span text:style-name="T21">É : </text:span><text:span text:style-name="T25">Responsable, </text:span><text:span text:style-name="T26">administrateur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7"/>
            <text:p text:style-name="P36">Description</text:p>
            <text:p text:style-name="P37"/>
          </table:table-cell>
          <table:covered-table-cell/>
        </table:table-row>
        <table:table-row>
          <table:table-cell table:style-name="Tableau2.A2" office:value-type="string">
            <text:p text:style-name="P40">En tant que</text:p>
          </table:table-cell>
          <table:table-cell table:style-name="Tableau2.B4" office:value-type="string">
            <text:p text:style-name="P43">responsable <text:span text:style-name="T67">ou administrateur</text:span></text:p>
          </table:table-cell>
        </table:table-row>
        <table:table-row>
          <table:table-cell table:style-name="Tableau2.A2" office:value-type="string">
            <text:p text:style-name="P40">Je veux</text:p>
          </table:table-cell>
          <table:table-cell table:style-name="Tableau2.B4" office:value-type="string">
            <text:p text:style-name="P32"><text:span text:style-name="T64">c</text:span>hoisir <text:span text:style-name="T57">les modalités des dimensions </text:span>pour chacune des dimensions</text:p>
          </table:table-cell>
        </table:table-row>
        <table:table-row>
          <table:table-cell table:style-name="Tableau2.A2" office:value-type="string">
            <text:p text:style-name="P40">Afin de/<text:span text:style-name="T36">que</text:span></text:p>
          </table:table-cell>
          <table:table-cell table:style-name="Tableau2.B4" office:value-type="string">
            <text:p text:style-name="P18">copier les données choisi<text:span text:style-name="T66">e</text:span>s dans <text:span text:style-name="T66">l’</text:span>espace de <text:span text:style-name="T66">synthèse</text:span></text:p>
          </table:table-cell>
        </table:table-row>
      </table:table>
      <text:p text:style-name="P22"><draw:frame draw:style-name="fr1" draw:name="Cadre12" text:anchor-type="paragraph" svg:x="-0.044cm" svg:y="3.877cm" svg:width="17.014cm" draw:z-index="10"><draw:text-box fo:min-height="0.79cm"><text:p text:style-name="P30"><text:span text:style-name="T55">ZONE DE L’ </text:span><text:span text:style-name="T35">É</text:span><text:span text:style-name="T55">CRAN D’ARRIV</text:span><text:span text:style-name="T21">É</text:span><text:span text:style-name="T23">E</text:span><text:span text:style-name="T21"> : </text:span></text:p></draw:text-box></draw:frame><draw:frame draw:style-name="fr1" draw:name="Cadre10" text:anchor-type="paragraph" svg:x="-0.007cm" svg:y="2.849cm" svg:width="17.014cm" draw:z-index="8"><draw:text-box fo:min-height="0.79cm"><text:p text:style-name="P30"><text:span text:style-name="T55">ZONE DE L’ </text:span><text:span text:style-name="T35">É</text:span><text:span text:style-name="T55">CRAN DE D</text:span><text:span text:style-name="T21">É</text:span><text:span text:style-name="T23">PART</text:span><text:span text:style-name="T21"> : </text:span><text:span text:style-name="T24">Haut de l’écran</text:span></text:p></draw:text-box></draw:frame><draw:frame draw:style-name="fr1" draw:name="Cadre11" text:anchor-type="paragraph" svg:x="0.018cm" svg:y="1.561cm" svg:width="17.03cm" draw:z-index="9"><draw:text-box fo:min-height="0.79cm"><text:p text:style-name="P34"><text:span text:style-name="T34">É</text:span><text:span text:style-name="T46">CRAN </text:span><text:span text:style-name="T47">D’ARRIV</text:span><text:span text:style-name="T48">É</text:span><text:span text:style-name="T49">E</text:span><text:span text:style-name="T48"> : </text:span><text:span text:style-name="T50">S</text:span><text:span text:style-name="T30">élection des modalités de dimensions/</text:span><text:span text:style-name="T32">copie</text:span><text:span text:style-name="T31"> des données </text:span><text:span text:style-name="T32">dans mon espace de travail</text:span></text:p></draw:text-box></draw:frame><draw:frame draw:style-name="fr1" draw:name="Cadre1" text:anchor-type="paragraph" svg:x="-0.034cm" svg:y="0.37cm" svg:width="17.03cm" draw:z-index="11"><draw:text-box fo:min-height="0.79cm"><text:p text:style-name="P33"><text:span text:style-name="T34">É</text:span><text:span text:style-name="T46">CRAN </text:span><text:span text:style-name="T47">DE D</text:span><text:span text:style-name="T48">É</text:span><text:span text:style-name="T49">PART</text:span><text:span text:style-name="T48"> : </text:span><text:span text:style-name="T50">S</text:span><text:span text:style-name="T30">élection des modalités de dimensions/</text:span><text:span text:style-name="T32">copie</text:span><text:span text:style-name="T31"> des données </text:span><text:span text:style-name="T32">dans mon espace de travail</text:span></text:p></draw:text-box></draw:frame></text:p>
      <text:p text:style-name="P21"/>
      <text:p text:style-name="P23"><draw:frame draw:style-name="fr2" draw:name="Cadre4" text:anchor-type="paragraph" svg:x="0.048cm" svg:y="0.893cm" svg:width="16.923cm" draw:z-index="3"><draw:text-box fo:min-height="5.459cm"><text:p text:style-name="P28"><text:span text:style-name="T20">Pré-requis à la mise en œuvre de la fonctionnalité</text:span><text:span text:style-name="T21"> : </text:span></text:p><text:p text:style-name="P16">Le<text:span text:style-name="T63">s</text:span> domaine<text:span text:style-name="T63">s de départ et cible</text:span> <text:span text:style-name="T63">concernant les données à copier ont</text:span> été choisi<text:span text:style-name="T63">s</text:span> <text:span text:style-name="T58">(US n°1410)</text:span>.</text:p></draw:text-box></draw:frame><draw:frame draw:style-name="fr2" draw:name="Cadre3" text:anchor-type="paragraph" svg:x="0.018cm" svg:y="6.657cm" svg:width="16.953cm" draw:z-index="6"><draw:text-box fo:min-height="2.738cm"><text:p text:style-name="P25">Liste des r<text:span text:style-name="T42">è</text:span>gles de gestion à appliquer pour cette fonctionnalité<text:span text:style-name="T43"> : </text:span></text:p><text:p text:style-name="P1"/></draw:text-box></draw:frame>SPÉCIFICATIONS DÉTAILLÉES</text:p>
      <text:p text:style-name="P21"><draw:frame draw:style-name="fr2" draw:name="Cadre6" text:anchor-type="paragraph" svg:x="0.014cm" svg:y="15.935cm" svg:width="16.974cm" draw:z-index="4"><draw:text-box fo:min-height="0.669cm"><text:p text:style-name="P25">Résultat attendu de la fonctionnalité<text:span text:style-name="T43"> : </text:span></text:p><text:p text:style-name="P15">L’<text:span text:style-name="T59">utilisateur peut choisir de lancer la copie des données dans l’espace de synthèse.</text:span></text:p></draw:text-box></draw:frame><draw:frame draw:style-name="fr2" draw:name="Cadre5" text:anchor-type="paragraph" svg:x="0.03cm" svg:y="0.37cm" svg:width="16.974cm" draw:z-index="5"><draw:text-box fo:min-height="14.97cm"><text:p text:style-name="P29"><text:span text:style-name="T54">Description de la fonctionnalité : </text:span><text:span text:style-name="T22">cf. exemple d'écran en annexe de la fiche</text:span></text:p><text:p text:style-name="P2"><text:span text:style-name="T16">D</text:span><text:span text:style-name="T3">ans l’écran de « </text:span><text:span text:style-name="T6">S</text:span><text:span text:style-name="T7">élection des modalités de dimensions/</text:span><text:span text:style-name="T14">copie</text:span><text:span text:style-name="T15"> des données </text:span><text:span text:style-name="T14">dans </text:span><text:span text:style-name="T19">l’espace de synthèse</text:span><text:span text:style-name="T7"> »</text:span><text:span text:style-name="T3">, </text:span><text:span text:style-name="T17">e</text:span><text:span text:style-name="T16">n cliquant sur le bouton d’une dimension du domaine de départ,</text:span><text:span text:style-name="T5"> </text:span><text:span text:style-name="T8">une fenêtre s’affiche sous le bouton de la dimension</text:span><text:change-start text:change-id="ct500144560"/><text:span text:style-name="T8"> </text:span><text:change-end text:change-id="ct500144560"/><text:span text:style-name="T12">avec comme titre « Modalité &lt;dim&gt; ».</text:span></text:p><text:p text:style-name="P4"/><text:p text:style-name="P3"><text:span text:style-name="T4">E</text:span><text:span text:style-name="T1">n dessous figure</text:span><text:span text:style-name="T18">nt</text:span><text:span text:style-name="T1"> </text:span><text:span text:style-name="T13">les champs de filtre (cf. US n°412) puis </text:span><text:span text:style-name="T1">la liste </text:span><text:span text:style-name="T13">sous forme de menu déroulant</text:span><text:span text:style-name="T1"> des modalités de la dimension </text:span><text:span text:style-name="T19">pour lesquelles l’utilisateur a les droits en écriture sur l’espace de synthèse</text:span><text:span text:style-name="T1">. </text:span><text:span text:style-name="T9">En c</text:span><text:span text:style-name="T13">liquant sur une modalité non sélectionnée</text:span><text:span text:style-name="T9">, </text:span><text:span text:style-name="T13">celle-ci est sélectionnée</text:span><text:span text:style-name="T9"> (et inversement si on </text:span><text:span text:style-name="T13">clique sur une modalité déjà sélectionnée</text:span><text:span text:style-name="T9">).</text:span><text:span text:style-name="T2"> </text:span><text:span text:style-name="T10">Sous la liste figurent deux boutons : « Tout sélectionner » permet de sélectionner l’ensemble des modalités et « Tout désélectionner » permet de</text:span><text:span text:style-name="T11"> désélectionner toutes les modalités.</text:span></text:p><text:p text:style-name="P6"/><text:p text:style-name="P5"><text:span text:style-name="T56">D</text:span>essous ces deux boutons figurent les boutons « <text:span text:style-name="T56">Annuler</text:span> » pour fermer la fenêtre de sélection sans conserver ce qui a été sélectionné et « O<text:span text:style-name="T56">K</text:span> » qui permet de fermer la fenêtre tout en enregistrant la sélection réalisée. Le nombre de modalités sélectionnées figure alors dans le bouton de la dimension entre parenthèses à côté de l’identifiant.</text:p><text:p text:style-name="P8"/><text:p text:style-name="P12">Lorsque <text:span text:style-name="T66">les modalités ont été choisies pour toutes les dimensions</text:span>, <text:span text:style-name="T65">s’affichent : </text:span></text:p><text:p text:style-name="P9"><text:span text:style-name="T61">- Un tableau brut des données choisies paginé, correspondant aux modalités sélectionnées du domaine (pas de données issues de l’agrégation) à l’image de la table de fait.</text:span> <text:span text:style-name="T60">Au-dessus du tableau figure son titre « Visualisation des données à copier ». Le tableau peut être vide.</text:span></text:p><text:p text:style-name="P7"><text:span text:style-name="T61">- un bouton « Copier » sous le tableau qui permet de lancer la copie</text:span>.</text:p><text:p text:style-name="P11"/></draw:text-box></draw:frame><text:soft-page-break/></text:p>
      <text:p text:style-name="P21"><draw:frame draw:style-name="fr3" draw:name="Cadre9" text:anchor-type="paragraph" svg:x="0.041cm" svg:y="0.415cm" svg:width="16.974cm" draw:z-index="7"><draw:text-box fo:min-height="0.669cm"><text:p text:style-name="P26"><text:span text:style-name="T43">C</text:span><text:span text:style-name="T27">ritère d’acceptation – Jeux de test </text:span><text:span text:style-name="T28">(</text:span><text:span text:style-name="T29">y c.</text:span><text:span text:style-name="T28"> d</text:span><text:span text:style-name="T29">é</text:span><text:span text:style-name="T28">finition de prêt)</text:span></text:p><text:p text:style-name="P13">L’<text:span text:style-name="T59">utilisateur peut choisir de lancer la copie des données dans l’espace de synthèse.</text:span></text:p><text:p text:style-name="P17"/></draw:text-box></draw:frame></text:p>
      <text:p text:style-name="P20"/>
      <text:p text:style-name="P45"/>
      <text:p text:style-name="P46">ANNEXE DE PR<text:span text:style-name="T33">É</text:span>SENTATION DES DONN<text:span text:style-name="T33">ÉES DE TEST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4:07.106000000</dc:date>
    <meta:editing-duration>P2DT10H51M2S</meta:editing-duration>
    <meta:editing-cycles>236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0" meta:word-count="491" meta:character-count="3037" meta:non-whitespace-character-count="2580"/>
  </office:meta>
</office:document-meta>
</file>